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sort-array-by-parity/" text:style-name="Internet_20_link" text:visited-style-name="Visited_20_Internet_20_Link"><text:span text:style-name="T1">905. Sort Array By Parity</text:span></text:a></text:p>
      <text:section text:style-name="Sect1" text:name="headlessui-popover-button-:ra:">
        <text:p text:style-name="Standard"/>
      </text:section>
      <text:p text:style-name="P3">Easy</text:p>
      <text:p text:style-name="P3">4.9K</text:p>
      <text:p text:style-name="P3">136</text:p>
      <text:section text:style-name="Sect1" text:name="headlessui-popover-button-:re:">
        <text:p text:style-name="Standard"/>
      </text:section>
      <text:section text:style-name="Sect1" text:name="headlessui-popover-button-:rg:">
        <text:p text:style-name="Standard"/>
      </text:section>
      <text:p text:style-name="P4">Companies</text:p>
      <text:p text:style-name="P5"><text:span text:style-name="T1">Given an integer array </text:span><text:span text:style-name="Source_20_Text"><text:span text:style-name="T2">nums</text:span></text:span><text:span text:style-name="T1">, move all the even integers at the beginning of the array followed by all the odd integers.</text:span></text:p>
      <text:p text:style-name="P5"><text:span text:style-name="T1">Return </text:span><text:span text:style-name="Emphasis"><text:span text:style-name="Strong_20_Emphasis"><text:span text:style-name="T1">any array</text:span></text:span></text:span><text:span text:style-name="Emphasis"><text:span text:style-name="T1"> that satisfies this condition</text:span></text:span><text:span text:style-name="T1">.</text:span></text:p>
      <text:p text:style-name="P6"> </text:p>
      <text:p text:style-name="P5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ums = [3,1,2,4]</text:span></text:p>
      <text:p text:style-name="P2"><text:span text:style-name="Strong_20_Emphasis"><text:span text:style-name="T1">Output:</text:span></text:span><text:span text:style-name="T1"> [2,4,3,1]</text:span></text:p>
      <text:p text:style-name="P1"><text:span text:style-name="Strong_20_Emphasis"><text:span text:style-name="T1">Explanation:</text:span></text:span><text:span text:style-name="T1"> The outputs [4,2,3,1], [2,4,1,3], and [4,2,1,3] would also be accepted.</text:span></text:p>
      <text:p text:style-name="P5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ums = [0]</text:span></text:p>
      <text:p text:style-name="P1"><text:span text:style-name="Strong_20_Emphasis"><text:span text:style-name="T1">Output:</text:span></text:span><text:span text:style-name="T1"> [0]</text:span></text:p>
      <text:p text:style-name="P6"> </text:p>
      <text:p text:style-name="P5"><text:span text:style-name="Strong_20_Emphasis"><text:span text:style-name="T1">Constraints:</text:span></text:span></text:p>
      <text:list xml:id="list3508399037" text:style-name="L1">
        <text:list-item>
          <text:p text:style-name="P7"><text:span text:style-name="Source_20_Text"><text:span text:style-name="T2">1 &lt;= nums.length &lt;= 5000</text:span></text:span></text:p>
        </text:list-item>
        <text:list-item>
          <text:p text:style-name="P8"><text:span text:style-name="Source_20_Text"><text:span text:style-name="T2">0 &lt;= nums[i] &lt;= 5000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8T06:50:49.221000000</dc:date>
    <meta:editing-duration>PT13S</meta:editing-duration>
    <meta:editing-cycles>1</meta:editing-cycles>
    <meta:document-statistic meta:table-count="0" meta:image-count="0" meta:object-count="0" meta:page-count="1" meta:paragraph-count="19" meta:word-count="78" meta:character-count="443" meta:non-whitespace-character-count="382"/>
    <meta:generator>LibreOffice/7.2.2.2$Windows_X86_64 LibreOffice_project/02b2acce88a210515b4a5bb2e46cbfb63fe97d56</meta:generator>
  </office:meta>
</office:document-meta>
</file>